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style:contextual-spacing="false" fo:text-indent="0in" style:auto-text-indent="false"/>
    </style:style>
    <style:style style:name="P2" style:family="paragraph" style:parent-style-name="Heading_20_1">
      <style:paragraph-properties fo:margin-left="0in" fo:margin-right="0in"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Heading_20_3">
      <style:paragraph-properties fo:margin-left="0in" fo:margin-right="0in" fo:text-indent="0in" style:auto-text-indent="false"/>
    </style:style>
    <style:style style:name="P5" style:family="paragraph" style:parent-style-name="Text_20_body">
      <style:text-properties fo:color="#000080" loext:opacity="100%" style:text-underline-style="solid" style:text-underline-width="auto" style:text-underline-color="font-color"/>
    </style:style>
    <style:style style:name="P6" style:family="paragraph" style:parent-style-name="Text_20_body">
      <style:text-properties fo:font-size="8pt" style:font-size-asian="8pt" style:font-size-complex="8pt"/>
    </style:style>
    <style:style style:name="P7" style:family="paragraph" style:parent-style-name="Text_20_body">
      <style:text-properties officeooo:rsid="00199d32" officeooo:paragraph-rsid="00199d32"/>
    </style:style>
    <style:style style:name="P8" style:family="paragraph" style:parent-style-name="Text_20_body">
      <style:text-properties fo:font-size="8pt" officeooo:rsid="00199d32" officeooo:paragraph-rsid="00199d32" style:font-size-asian="8pt" style:font-size-complex="8pt"/>
    </style:style>
    <style:style style:name="T1" style:family="text">
      <style:text-properties officeooo:rsid="00199d32"/>
    </style:style>
    <style:style style:name="T2"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Heading_20_1" text:outline-level="1">Anleitung zur lokalen Installation von eScriptorium unter Linux bzw. Windows (WSL/Virtual Box)</text:h>
      <text:h text:style-name="Heading_20_2" text:outline-level="2">This repository provides German documentation relating to the text recognition and transcription platform eScriptorium. The documentation was created in the context of the OCR-BW project.</text:h>
      <text:p text:style-name="Text_20_body"><text:a xlink:type="simple" xlink:href="https://github.com/UB-Mannheim/eScriptorium_Dokumentation" text:style-name="Internet_20_link" text:visited-style-name="Visited_20_Internet_20_Link">View on GitHub</text:a> </text:p>
      <text:h text:style-name="P2" text:outline-level="1"><text:bookmark text:name="anleitung-zur-lokalen-installation-von-escriptorium-unter-linux-bzw-windows-wslvirtual-box"/>Anleitung zur lokalen Installation von eScriptorium unter Linux bzw. Windows (WSL/Virtual Box)</text:h>
      <text:p text:style-name="Text_20_body">Die folgende Installationsanleitung basiert auf einer Installation unter Linux mit den Linux-Distributionen <text:span text:style-name="Strong_20_Emphasis">Ubuntu 2</text:span><text:span text:style-name="Strong_20_Emphasis"><text:span text:style-name="T1">4</text:span></text:span><text:span text:style-name="Strong_20_Emphasis">.0</text:span><text:span text:style-name="Strong_20_Emphasis"><text:span text:style-name="T1">4</text:span></text:span><text:span text:style-name="Strong_20_Emphasis">.</text:span><text:span text:style-name="Strong_20_Emphasis"><text:span text:style-name="T1">2</text:span></text:span>.</text:p>
      <text:p text:style-name="Text_20_body">Unter Windows 10 und 11 stellt das <text:a xlink:type="simple" xlink:href="https://docs.microsoft.com/de-de/windows/wsl/install" text:style-name="Internet_20_link" text:visited-style-name="Visited_20_Internet_20_Link"><text:span text:style-name="Strong_20_Emphasis">Windows Subsystem for Linux</text:span></text:a> (WSL) eine geeignete Linux-Umgebung bereit. Alternativ kann auch eine Virtualisierungssoftware wie beispielsweise <text:a xlink:type="simple" xlink:href="https://www.virtualbox.org/wiki/Downloads" text:style-name="Internet_20_link" text:visited-style-name="Visited_20_Internet_20_Link"><text:span text:style-name="Strong_20_Emphasis">Virtual Box</text:span></text:a> mit Ubuntu 22.04.3 als Basis genommen werden.</text:p>
      <text:p text:style-name="Text_20_body">Wenn Sie weitere Informationen oder Hilfe bei der Installation von eScriptorium brauchen, wenden Sie sich gerne an Larissa Will (larissa.will(at)uni-mannheim.de).</text:p>
      <text:p text:style-name="Text_20_body">Nachdem VirtualBox bzw. die Debian- oder Ubuntu-Umgebung auf dem PC installiert und gestartet wurde, öffnen Sie mittels eines Rechtsklicks auf den Desktop das <text:span text:style-name="Strong_20_Emphasis">Terminal</text:span>. Wenn Sie WSL nutzen, dann öffnen Sie einfach die installierte Distribution.</text:p>
      <text:p text:style-name="Text_20_body">Aktualisieren Sie zunächst Ihr Linux mit folgenden Befehlen:</text:p>
      <text:p text:style-name="Preformatted_20_Text"><text:span text:style-name="Source_20_Text">sudo apt-get update</text:span></text:p>
      <text:p text:style-name="P3"><text:span text:style-name="Source_20_Text">sudo apt-get upgrade</text:span></text:p>
      <text:h text:style-name="P4" text:outline-level="3"><text:bookmark text:name="1-installation-relevanter-programme"/>1. Installation relevanter Programme</text:h>
      <text:p text:style-name="Text_20_body">Zunächst installieren Sie alle Programme, die Sie für die Nutzung bzw. Installation von eScriptorium benötigen. Dazu gehören Git, NPM, Postgresql-Installationen, der Redis-Server, Werkzeuge von Drittanbietern sowie Python und die virtuelle Umgebung:</text:p>
      <text:p text:style-name="P3"><text:span text:style-name="Source_20_Text">sudo apt install git postgresql postgresql-contrib libpq-dev redis-server gettext netcat-traditional jpegoptim pngcrush libvips build-essential python3 python3-dev python3-venv npm</text:span></text:p>
      <text:p text:style-name="Text_20_body"><text:soft-page-break/><text:span text:style-name="Strong_20_Emphasis">Hinweis:</text:span> Nach dem ersten sudo-Befehl (sudo wird benutzt, um Prozesse mit den Rechten eines anderen Benutzers (z. B. des Superusers root) zu starten, fordert Sie die Linux-Distribution immer dazu auf, Ihr Passwort einzugeben. Es fragt Sie dann, ob Sie den entsprechenden Speicherplatz für die Installation freigeben möchten. Im Terminal erscheint dann die Auswahlmöglichkeit: [Y/n]. Durch Betätigung der Enter-Taste wird automatisch die großgeschriebene Auswahl bestätigt, alternativ kann der entsprechende Buchstabe eingegeben und mit Enter bestätigt werden. Dies kann während der Installation öfter auftreten.</text:p>
      <text:p text:style-name="Text_20_body">OPTIONAL: Falls Fehlermeldungen bei der Postgresql Installation auftauchen:</text:p>
      <text:p text:style-name="Preformatted_20_Text"><text:span text:style-name="Source_20_Text">sudo apt update</text:span></text:p>
      <text:p text:style-name="Preformatted_20_Text"><text:span text:style-name="Source_20_Text">sudo apt update --fix-missing</text:span></text:p>
      <text:p text:style-name="P3"><text:span text:style-name="Source_20_Text">sudo apt install postgresql</text:span></text:p>
      <text:h text:style-name="P4" text:outline-level="3"><text:bookmark text:name="2-start-der-server-für-postgresql-und-redis"/>2. Start der Server für Postgresql und Redis</text:h>
      <text:p text:style-name="Preformatted_20_Text"><text:span text:style-name="Source_20_Text">sudo service postgresql start</text:span></text:p>
      <text:p text:style-name="P3"><text:span text:style-name="Source_20_Text">sudo service redis-server start</text:span></text:p>
      <text:p text:style-name="Text_20_body">OPTIONAL: Der derzeitige Status von Postgresql kann jederzeit mit folgendem Befehl abgefragt werden:</text:p>
      <text:p text:style-name="P3"><text:span text:style-name="Source_20_Text">sudo service postgresql status</text:span></text:p>
      <text:h text:style-name="P4" text:outline-level="3"><text:bookmark text:name="3-benutzernamen-anlegen"/>3. Benutzernamen anlegen</text:h>
      <text:p text:style-name="Text_20_body">Mit diesem Befehl wird Ihr Linux-Benutzername als eScriptorium-Benutzername gesetzt:</text:p>
      <text:p text:style-name="P3"><text:span text:style-name="Source_20_Text">(cd /tmp &amp;&amp; sudo -u postgres createuser --superuser $(whoami))</text:span></text:p>
      <text:p text:style-name="Text_20_body">Wenn Sie einen anderen Namen als Ihren Linux-Nutzernamen wählen möchten, geben Sie ein:</text:p>
      <text:p text:style-name="P3"><text:span text:style-name="Source_20_Text">sudo -u postgres createuser --superuser &lt;Nutzername&gt;</text:span></text:p>
      <text:p text:style-name="Text_20_body">Wobei “Nutzername” dem von Ihnen gewählten Namen entspricht.</text:p>
      <text:h text:style-name="P4" text:outline-level="3"><text:bookmark text:name="4-datenbank-für-escriptorium-anlegen"/>4. Datenbank für eScriptorium anlegen</text:h>
      <text:p text:style-name="P3"><text:span text:style-name="Source_20_Text">createdb escriptorium</text:span></text:p>
      <text:h text:style-name="P4" text:outline-level="3"><text:bookmark text:name="5-repository-klonen"/>5. Repository klonen</text:h>
      <text:p text:style-name="Text_20_body">Sie klonen nun das Repository von GitLab.</text:p>
      <text:p text:style-name="P3"><text:span text:style-name="Source_20_Text">git clone https://gitlab.com/scripta/escriptorium.git ~/escriptorium</text:span></text:p>
      <text:h text:style-name="P4" text:outline-level="3"><text:bookmark text:name="6-verzeichnis-wechseln"/>6. Verzeichnis wechseln</text:h>
      <text:p text:style-name="Text_20_body">Nun wechseln Sie in das neu angelegte Verzeichnis <text:span text:style-name="Emphasis">escriptorium</text:span>:</text:p>
      <text:p text:style-name="P3"><text:span text:style-name="Source_20_Text">cd ~/escriptorium</text:span></text:p>
      <text:h text:style-name="P4" text:outline-level="3"><text:bookmark text:name="7-virtuelle-umgebung"/>7. Virtuelle Umgebung</text:h>
      <text:p text:style-name="Text_20_body">Jetzt erstellen und aktivieren Sie eine virtuelle Umgebung:</text:p>
      <text:p text:style-name="Preformatted_20_Text"><text:soft-page-break/><text:span text:style-name="Source_20_Text">python3 -m venv env</text:span></text:p>
      <text:p text:style-name="Preformatted_20_Text"><text:span text:style-name="Source_20_Text">source env/bin/activate</text:span></text:p>
      <text:p text:style-name="P3"><text:span text:style-name="Source_20_Text">pip install -U pip setuptools wheel</text:span></text:p>
      <text:p text:style-name="Text_20_body">Damit aktualisieren Sie die heruntergeladenen Versionen, dadurch können Fehler später vermieden werden.</text:p>
      <text:p text:style-name="Text_20_body">Installieren Sie alle notwendigen Python-Pakete:</text:p>
      <text:p text:style-name="P3"><text:span text:style-name="Source_20_Text">pip install -r app/requirements.txt -r app/requirements-dev.txt</text:span></text:p>
      <text:h text:style-name="P4" text:outline-level="3"><text:bookmark text:name="8-lokale-einstellungen-anlegen"/>8. Lokale Einstellungen anlegen</text:h>
      <text:p text:style-name="Text_20_body">Es gibt eine Beispieldatei für lokale Einstellungen, die hier einfach kopiert wird.</text:p>
      <text:p text:style-name="P3"><text:span text:style-name="Source_20_Text">cp app/escriptorium/local_settings.py.example app/escriptorium/local_settings.py</text:span></text:p>
      <text:p text:style-name="Text_20_body">OPTIONAL: Über folgenden Befehl gelangen Sie in die Einstellungen. Hier können Veränderungen vorgenommen werden. Für den Anfang müssen Sie jedoch nichts ändern und können diesen Schritt demnach überspringen.</text:p>
      <text:p text:style-name="P3"><text:span text:style-name="Source_20_Text">vi app/escriptorium/local_settings.py</text:span></text:p>
      <text:h text:style-name="P4" text:outline-level="3"><text:bookmark text:name="9-npm-installieren"/>9. NPM installieren</text:h>
      <text:p text:style-name="Text_20_body">Anschließend wechseln Sie in das Verzeichnis <text:span text:style-name="Source_20_Text">front</text:span> und installieren mit NPM:</text:p>
      <text:p text:style-name="Preformatted_20_Text"><text:span text:style-name="Source_20_Text">cd front</text:span></text:p>
      <text:p text:style-name="Preformatted_20_Text"><text:span text:style-name="Source_20_Text"># Installiere die Pakete für eScriptorium.</text:span></text:p>
      <text:p text:style-name="P3"><text:span text:style-name="Source_20_Text">npm install</text:span></text:p>
      <text:p text:style-name="Text_20_body">OPTIONAL: Falls Fehlermeldungen erscheinen, dass es Schwachstellen (Vulnerabilities) gibt (vor allem im roten Bereich), dann sollten Sie den folgenden Befehl ausführen:</text:p>
      <text:p text:style-name="P3"><text:span text:style-name="Source_20_Text">npm audit fix</text:span></text:p>
      <text:p text:style-name="Text_20_body">Oft lassen sich so nicht alle Schwachstellen korrigieren. Für die Installation auf einem Server wäre das ein Sicherheitsrisiko, aber in einer lokalen Installation ohne Zugang von außen ist es in der Regel unkritisch.</text:p>
      <text:h text:style-name="P4" text:outline-level="3"><text:bookmark text:name="10-produktive-nutzung"/>10. Produktive Nutzung</text:h>
      <text:p text:style-name="Text_20_body">Um eScriptorium produktiv zu nutzen (Entwickler:innen wählen besser andere Optionen) führen Sie folgende Befehle aus:</text:p>
      <text:p text:style-name="P3"><text:span text:style-name="Source_20_Text">npm run production</text:span></text:p>
      <text:h text:style-name="P4" text:outline-level="3"><text:bookmark text:name="11-installation-überprüfen"/>11. Installation überprüfen</text:h>
      <text:p text:style-name="Text_20_body">Führen Sie dafür folgenden Befehl aus:</text:p>
      <text:p text:style-name="Preformatted_20_Text"><text:span text:style-name="Source_20_Text">cd ../app</text:span></text:p>
      <text:p text:style-name="P3"><text:span text:style-name="Source_20_Text">python manage.py check --settings escriptorium.local_settings</text:span></text:p>
      <text:h text:style-name="P4" text:outline-level="3"><text:bookmark text:name="12-sql-tabellen"/><text:soft-page-break/>12. SQL-Tabellen</text:h>
      <text:p text:style-name="Text_20_body">Jetzt erstellen Sie die benötigten SQL-Tabellen in der Datenbank:</text:p>
      <text:p text:style-name="P3"><text:span text:style-name="Source_20_Text">python manage.py migrate --settings escriptorium.local_settings</text:span></text:p>
      <text:h text:style-name="P4" text:outline-level="3"><text:bookmark text:name="13-übersetzungen-aktualisieren"/>13. Übersetzungen aktualisieren</text:h>
      <text:p text:style-name="Text_20_body">Unter Umständen müssen noch die Übersetzungen der Benutzeroberfläche (neben den englischen gibt es weitgehend übersetzte deutsche Texte) aktualisiert werden:</text:p>
      <text:p text:style-name="Preformatted_20_Text"><text:span text:style-name="Source_20_Text">python manage.py makemessages --all --settings escriptorium.local_settings</text:span></text:p>
      <text:p text:style-name="P3"><text:span text:style-name="Source_20_Text">python manage.py compilemessages --settings escriptorium.local_settings</text:span></text:p>
      <text:h text:style-name="P4" text:outline-level="3"><text:bookmark text:name="14-optional"/>14. OPTIONAL</text:h>
      <text:p text:style-name="Text_20_body">Nun können Sie noch einen Superuser kreieren</text:p>
      <text:p text:style-name="P3"><text:span text:style-name="Source_20_Text">python manage.py createsuperuser --settings escriptorium.local_settings</text:span></text:p>
      <text:h text:style-name="P4" text:outline-level="3"><text:bookmark text:name="15-celery-worker"/>15. Celery Worker</text:h>
      <text:p text:style-name="Text_20_body">Starten Sie einen einfachen Celery Worker im Hintergrund:</text:p>
      <text:p text:style-name="P3"><text:span text:style-name="Source_20_Text">DJANGO_SETTINGS_MODULE=escriptorium.local_settings celery -A escriptorium worker -l INFO &amp;</text:span></text:p>
      <text:h text:style-name="P4" text:outline-level="3"><text:bookmark text:name="16-start-des-servers"/>16. Start des Servers</text:h>
      <text:p text:style-name="P3"><text:span text:style-name="Source_20_Text">python manage.py runserver --settings escriptorium.local_settings</text:span></text:p>
      <text:h text:style-name="P4" text:outline-level="3"><text:bookmark text:name="17-nutzung-von-escriptorium"/>17. Nutzung von eScriptorium</text:h>
      <text:p text:style-name="Text_20_body">Nun können Sie eScriptorium nutzen, geben Sie dafür einfach in Ihren Browser folgenden Link ein: <text:a xlink:type="simple" xlink:href="http://localhost:8000/" text:style-name="Internet_20_link" text:visited-style-name="Visited_20_Internet_20_Link">http://localhost:8000/</text:a> (Hinweis: Sollten Sie eScriptorium in einer virtuellen Maschine installiert haben, nutzen Sie den Browser darin.)</text:p>
      <text:p text:style-name="Text_20_body"><text:span text:style-name="Strong_20_Emphasis">Achtung:</text:span> eScriptorium erstellt automatisch einen Nutzer mit dem Namen „admin“ und dem Passwort „admin“. Dies sollten Sie wissen, da auf diese Weise Unbefugte in Ihr System eindringen können, vor allem wenn Sie Ihre eScriptorium-Installation später auch als Webdienst verfügbar machen. Ändern Sie das Password oder entfernen Sie diesen Benutzer in diesem Fall.</text:p>
      <text:h text:style-name="P4" text:outline-level="3"><text:bookmark text:name="18-optionale-einstellungen"/>18. Optionale Einstellungen</text:h>
      <text:p text:style-name="Text_20_body">In der Datei <text:span text:style-name="Source_20_Text">~/escriptorium/app/local_settings.py</text:span> können optional lokale Einstellungen vorgenommen werden.</text:p>
      <text:p text:style-name="Text_20_body">Mit <text:span text:style-name="Source_20_Text">DEBUG = False</text:span> schaltet man die Anzeige der Debug-Tools (im Webinterface rechts oben) aus.</text:p>
      <text:p text:style-name="Text_20_body">Die Exportformate OpenITI Markdown und TEI XML lassen sich mit <text:span text:style-name="Source_20_Text">EXPORT_OPENITI_MARKDOWN_ENABLED = True</text:span> bzw. <text:span text:style-name="Source_20_Text">EXPORT_TEI_XML_ENABLED = True</text:span> aktivieren.</text:p>
      <text:p text:style-name="Text_20_body"><text:soft-page-break/>Mit <text:span text:style-name="Source_20_Text">TEXT_ALIGNMENT_ENABLED = True</text:span> kann die Textalignierung als zusätzliche Funktionalität aktiviert werden.</text:p>
      <text:p text:style-name="Text_20_body"><text:span text:style-name="Source_20_Text">DISABLE_ELASTICSEARCH = False</text:span> schaltet die Volltextsuche ein. Dafür sind zusätzliche Einstellungen und die Installation von Elasticsearch erforderlich.</text:p>
      <text:h text:style-name="P4" text:outline-level="3"><text:bookmark text:name="19-erneute-nutzung"/>19. Erneute Nutzung</text:h>
      <text:p text:style-name="Text_20_body">Sobald Sie Ihren PC bzw. die virtuelle Maschine neugestartet haben, müssen Sie eScriptorium erneut aktivieren über das Terminal.</text:p>
      <text:p text:style-name="Preformatted_20_Text"><text:span text:style-name="Source_20_Text">cd ~/escriptorium</text:span></text:p>
      <text:p text:style-name="Preformatted_20_Text"><text:span text:style-name="Source_20_Text">source env/bin/activate</text:span></text:p>
      <text:p text:style-name="Preformatted_20_Text"><text:span text:style-name="Source_20_Text">cd app</text:span></text:p>
      <text:p text:style-name="Preformatted_20_Text"><text:span text:style-name="Source_20_Text">sudo service postgresql start</text:span></text:p>
      <text:p text:style-name="Preformatted_20_Text"><text:span text:style-name="Source_20_Text">sudo service redis-server start</text:span></text:p>
      <text:p text:style-name="Preformatted_20_Text"><text:span text:style-name="Source_20_Text">DJANGO_SETTINGS_MODULE=escriptorium.local_settings celery -A escriptorium worker -l INFO &amp;</text:span></text:p>
      <text:p text:style-name="P3"><text:span text:style-name="Source_20_Text">python manage.py runserver --settings escriptorium.local_settings</text:span></text:p>
      <text:p text:style-name="Text_20_body">Browser: <text:a xlink:type="simple" xlink:href="http://localhost:8000/" text:style-name="Internet_20_link" text:visited-style-name="Visited_20_Internet_20_Link">http://localhost:8000/</text:a></text:p>
      <text:p text:style-name="Text_20_body"/>
      <text:p text:style-name="P5"/>
      <text:p text:style-name="P5"/>
      <text:p text:style-name="Text_20_body"><text:span text:style-name="T2">Die Anleitung basiert auf der </text:span><text:a xlink:type="simple" xlink:href="https://gitlab.com/scripta/escriptorium/-/wikis/full-install" text:style-name="Internet_20_link" text:visited-style-name="Visited_20_Internet_20_Link"><text:span text:style-name="T2">GitLab-Dokumentation von Robin Tissot</text:span></text:a><text:span text:style-name="T2">. Jedoch wurden hier einige Veränderungen vorgenommen, um die Installation möglichst einfach zu gestalten und einige Fehler zu beheben.</text:span></text:p>
      <text:p text:style-name="P6"/>
      <text:p text:style-name="P7"><text:span text:style-name="T2">Orginal: </text:span><text:a xlink:type="simple" xlink:href="https://ub-mannheim.github.io/eScriptorium_Dokumentation/Lokale_Installation_eScriptorium.html" text:style-name="Internet_20_link" text:visited-style-name="Visited_20_Internet_20_Link"><text:span text:style-name="T2">https://ub-mannheim.github.io/eScriptorium_Dokumentation/Lokale_Installation_eScriptorium.html</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06:52:46.462401363</meta:creation-date>
    <meta:editing-duration>PT55S</meta:editing-duration>
    <meta:editing-cycles>2</meta:editing-cycles>
    <meta:generator>LibreOffice/24.8.6.2$Linux_X86_64 LibreOffice_project/d50be90c1d90f0f90a5235ffcbbafbbfa38a83c2</meta:generator>
    <dc:date>2025-04-25T06:53:28.591086822</dc:date>
    <meta:document-statistic meta:table-count="0" meta:image-count="0" meta:object-count="0" meta:page-count="5" meta:paragraph-count="102" meta:word-count="993" meta:character-count="7870" meta:non-whitespace-character-count="6989"/>
  </office:meta>
</office:document-meta>
</file>